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image1.jpeg" manifest:media-type="image/jpeg"/>
</manifest:manifest>
</file>

<file path=content.xml><?xml version="1.0" encoding="utf-8"?>
<office:document-content xmlns:ooo="http://openoffice.org/2004/office" xmlns:officeooo="http://openoffice.org/2009/office"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config="urn:oasis:names:tc:opendocument:xmlns:config:1.0" xmlns:anim="urn:oasis:names:tc:opendocument:xmlns:animation:1.0" xmlns:office="urn:oasis:names:tc:opendocument:xmlns:office:1.0">
  <office:automatic-styles>
    <style:style style:name="gp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bitmap" draw:fill-image-name="Img1" style:repeat="repeat" draw:fill-image-width="0.413900271438238cm" draw:fill-image-height="0.0258687669648899cm" draw:fill-image-ref-point-x="0%" draw:fill-image-ref-point-y="0%" draw:fill-image-ref-point="top-left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stroke="none" fo:wrap-option="wrap" draw:fill="none"/>
    </style:style>
    <style:style style:name="P3" style:family="paragraph">
      <style:paragraph-properties fo:line-height="100%" fo:text-align="center" fo:margin-left="0cm" fo:margin-right="0cm" fo:text-indent="0cm" fo:margin-top="0.204598431925135cm" fo:margin-bottom="0cm"/>
    </style:style>
    <style:style style:name="T4" style:family="text">
      <style:text-properties fo:color="#696464" style:text-outline="false" style:text-position="0% 100%" fo:font-family="'Arial'" style:font-family-asian="'Arial'" style:font-family-complex="'Arial'" fo:font-size="26pt" fo:letter-spacing="normal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draw:stroke="none" fo:wrap-option="wrap" draw:fill="none"/>
    </style:style>
    <style:style style:name="P7" style:family="paragraph">
      <style:paragraph-properties fo:line-height="100%" fo:text-align="center" fo:margin-left="0cm" fo:margin-right="0cm" fo:text-indent="0cm" fo:margin-top="0cm" fo:margin-bottom="0cm"/>
    </style:style>
    <style:style style:name="T8" style:family="text">
      <style:text-properties fo:color="#ffffff" style:text-outline="false" style:text-position="0% 100%" fo:font-family="'Arial'" style:font-family-asian="'Arial'" style:font-family-complex="'Arial'" fo:font-size="40pt" fo:letter-spacing="normal" style:font-relief="none"/>
    </style:style>
  </office:automatic-styles>
  <office:body>
    <office:presentation>
      <draw:page draw:name="Slide_256" draw:style-name="gp0" draw:master-page-name="Master1-Layout1-title-Title-Slide" draw:id="Slide-256">
        <draw:frame draw:style-name="gr1" presentation:style-name="pr2" svg:x="3.59811023622047cm" svg:y="8.88944881889764cm" svg:width="17.7788976377953cm" svg:height="4.44472440944882cm" presentation:class="subtitle" presentation:placeholder="true">
          <draw:text-box>
            <text:p text:style-name="P3"><text:span text:style-name="T4">fasdf</text:span></text:p>
          </draw:text-box>
        </draw:frame>
        <draw:frame draw:style-name="gr5" presentation:style-name="pr6" svg:x="1.26992125984252cm" svg:y="4.18287947527067cm" svg:width="22.8585826771654cm" svg:height="4.08314960629921cm" presentation:class="title" presentation:placeholder="true">
          <draw:text-box>
            <text:p text:style-name="P7"><text:span text:style-name="T8">asdfa</text:span></text:p>
          </draw:text-box>
        </draw:frame>
      </draw:page>
    </office:presentation>
  </office:body>
</office:document-content>
</file>

<file path=styles.xml><?xml version="1.0" encoding="utf-8"?>
<office:document-styles xmlns:ooo="http://openoffice.org/2004/office" xmlns:officeooo="http://openoffice.org/2009/office"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config="urn:oasis:names:tc:opendocument:xmlns:config:1.0" xmlns:anim="urn:oasis:names:tc:opendocument:xmlns:animation:1.0" xmlns:office="urn:oasis:names:tc:opendocument:xmlns:office:1.0">
  <office:styles>
    <draw:fill-image draw:name="Img0" xlink:href="Pictures/image1.jpeg"/>
    <draw:fill-image draw:name="Img1" xlink:href="Pictures/image1.jpeg"/>
  </office:styles>
  <office:automatic-styles>
    <style:page-layout style:name="pageLayout1">
      <style:page-layout-properties fo:page-width="25.3984251968504cm" fo:page-height="19.0488188976378cm" style:print-orientation="landscape"/>
    </style:page-layout>
    <style:page-layout style:name="pageLayout3">
      <style:page-layout-properties fo:page-width="19.0488188976378cm" fo:page-height="25.3984251968504cm" style:print-orientation="portrait"/>
    </style:page-layout>
    <style:style style:name="gp3" style:family="drawing-page">
      <style:drawing-page-properties draw:fill="solid" draw:fill-color="#ffffff" presentation:background-objects-visible="false" presentation:display-header="false" presentation:display-footer="false" presentation:display-page-number="false" presentation:display-date-time="false"/>
    </style:style>
    <style:style style:name="gr0" style:family="graphic">
      <style:graphic-properties draw:stroke="none" draw:auto-grow-width="false" draw:auto-grow-height="false" draw:fill="none"/>
    </style:style>
    <style:style style:name="pr1" style:family="presentation">
      <style:graphic-properties draw:stroke="none" draw:fill="solid" draw:fill-color="#ffffff"/>
    </style:style>
    <style:style style:name="gr2" style:family="graphic">
      <style:graphic-properties draw:stroke="solid" svg:stroke-width="0.0176377952755906cm" svg:stroke-color="#000000" draw:auto-grow-height="false" draw:textarea-vertical-align="middle" fo:wrap-option="wrap" draw:fill="solid" draw:fill-color="#ffffff"/>
    </style:style>
    <style:style style:name="gr3" style:family="graphic">
      <style:graphic-properties draw:auto-grow-width="false" draw:auto-grow-height="false"/>
    </style:style>
    <style:style style:name="pr4" style:family="presentation">
      <style:graphic-properties draw:stroke="none" draw:textarea-vertical-align="bottom" fo:wrap-option="wrap" fo:padding-bottom="0.253984251968504cm" draw:fill="none"/>
    </style:style>
    <style:style style:name="P5" style:family="paragraph">
      <style:paragraph-properties fo:line-height="100%" fo:text-align="left" fo:margin-left="0cm" fo:margin-right="0cm" fo:text-indent="0cm" fo:margin-top="0cm" fo:margin-bottom="0cm"/>
    </style:style>
    <style:style style:name="T6" style:family="text">
      <style:text-properties fo:color="#696464" style:text-outline="false" style:text-position="0% 100%" fo:font-family="'Arial'" style:font-family-asian="'Arial'" style:font-family-complex="'Arial'" fo:font-size="40pt" fo:letter-spacing="normal" style:font-relief="none"/>
    </style:style>
    <style:style style:name="gr7" style:family="graphic">
      <style:graphic-properties draw:auto-grow-width="false" draw:auto-grow-height="false"/>
    </style:style>
    <style:style style:name="pr8" style:family="presentation">
      <style:graphic-properties draw:stroke="none" fo:wrap-option="wrap" draw:fill="none"/>
    </style:style>
    <text:list-style style:name="L9">
      <text:list-level-style-bullet text:level="1" text:bullet-char="">
        <style:list-level-properties text:min-label-width="0.761952769362082cm"/>
        <style:text-properties fo:color="#000000" fo:font-size="85%"/>
      </text:list-level-style-bullet>
    </text:list-style>
    <style:style style:name="P9" style:family="paragraph">
      <style:paragraph-properties fo:line-height="100%" fo:text-align="left" fo:margin-right="0cm" fo:margin-top="0.204598431925135cm" fo:margin-bottom="0cm"/>
    </style:style>
    <style:style style:name="T10" style:family="text">
      <style:text-properties fo:color="#000000" style:text-outline="false" style:text-position="0% 100%" fo:font-family="'Arial'" style:font-family-asian="'Arial'" style:font-family-complex="'Arial'" fo:font-size="26pt" fo:letter-spacing="normal" style:font-relief="none"/>
    </style:style>
    <text:list-style style:name="L11">
      <text:list-level-style-bullet text:level="2" text:bullet-char="">
        <style:list-level-properties text:space-before="0.888944908802904cm" text:min-label-width="0.63496062992126cm"/>
        <style:text-properties fo:color="#000000" fo:font-size="85%"/>
      </text:list-level-style-bullet>
    </text:list-style>
    <style:style style:name="P11" style:family="paragraph">
      <style:paragraph-properties fo:line-height="100%" fo:text-align="left" fo:margin-right="0cm" fo:margin-top="0.130519686721441cm" fo:margin-bottom="0cm"/>
    </style:style>
    <style:style style:name="T12" style:family="text">
      <style:text-properties fo:color="#000000" style:text-outline="false" style:text-position="0% 100%" fo:font-family="'Arial'" style:font-family-asian="'Arial'" style:font-family-complex="'Arial'" fo:font-size="24pt" fo:letter-spacing="normal" style:font-relief="none"/>
    </style:style>
    <text:list-style style:name="L13">
      <text:list-level-style-bullet text:level="3" text:bullet-char="">
        <style:list-level-properties text:space-before="1.65089774544783cm" text:min-label-width="0.63496062992126cm"/>
        <style:text-properties fo:color="#000000" fo:font-size="85%"/>
      </text:list-level-style-bullet>
    </text:list-style>
    <style:style style:name="P13" style:family="paragraph">
      <style:paragraph-properties fo:line-height="100%" fo:text-align="left" fo:margin-right="0cm" fo:margin-top="0.130519686721441cm" fo:margin-bottom="0cm"/>
    </style:style>
    <style:style style:name="T14" style:family="text">
      <style:text-properties fo:color="#000000" style:text-outline="false" style:text-position="0% 100%" fo:font-family="'Arial'" style:font-family-asian="'Arial'" style:font-family-complex="'Arial'" fo:font-size="20pt" fo:letter-spacing="normal" style:font-relief="none"/>
    </style:style>
    <text:list-style style:name="L15">
      <text:list-level-style-bullet text:level="4" text:bullet-char="">
        <style:list-level-properties text:space-before="2.41285044752707cm" text:min-label-width="0.63496062992126cm"/>
        <style:text-properties fo:color="#000000" fo:font-size="80%"/>
      </text:list-level-style-bullet>
    </text:list-style>
    <style:style style:name="P15" style:family="paragraph">
      <style:paragraph-properties fo:line-height="100%" fo:text-align="left" fo:margin-right="0cm" fo:margin-top="0.130519686721441cm" fo:margin-bottom="0cm"/>
    </style:style>
    <style:style style:name="T16" style:family="text">
      <style:text-properties fo:color="#000000" style:text-outline="false" style:text-position="0% 100%" fo:font-family="'Arial'" style:font-family-asian="'Arial'" style:font-family-complex="'Arial'" fo:font-size="20pt" fo:letter-spacing="normal" style:font-relief="none"/>
    </style:style>
    <text:list-style style:name="L17">
      <text:list-level-style-bullet text:level="5" text:bullet-char="o">
        <style:list-level-properties text:space-before="3.1748031496063cm" text:min-label-width="0.63496062992126cm"/>
        <style:text-properties fo:color="#000000" fo:font-size="100%"/>
      </text:list-level-style-bullet>
    </text:list-style>
    <style:style style:name="P17" style:family="paragraph">
      <style:paragraph-properties fo:line-height="100%" fo:text-align="left" fo:margin-right="0cm" fo:margin-top="0.130519686721441cm" fo:margin-bottom="0cm"/>
    </style:style>
    <style:style style:name="T18" style:family="text">
      <style:text-properties fo:color="#000000" style:text-outline="false" style:text-position="0% 100%" fo:font-family="'Arial'" style:font-family-asian="'Arial'" style:font-family-complex="'Arial'" fo:font-size="20pt" fo:letter-spacing="normal" style:font-relief="none"/>
    </style:style>
    <style:style style:name="gr19" style:family="graphic">
      <style:graphic-properties draw:auto-grow-width="false" draw:auto-grow-height="false"/>
    </style:style>
    <style:style style:name="pr20" style:family="presentation">
      <style:graphic-properties draw:stroke="none" draw:textarea-vertical-align="middle" fo:wrap-option="wrap" draw:fill="none"/>
    </style:style>
    <style:style style:name="P21" style:family="paragraph">
      <style:paragraph-properties fo:line-height="100%" fo:text-align="right" fo:margin-left="0cm" fo:margin-right="0cm" fo:text-indent="0cm" fo:margin-top="0cm" fo:margin-bottom="0cm"/>
    </style:style>
    <style:style style:name="T22" style:family="text">
      <style:text-properties fo:color="#696464" style:text-outline="false" style:text-position="0% 100%" fo:font-family="'Arial'" style:font-family-asian="'Arial'" style:font-family-complex="'Arial'" fo:font-size="14pt" fo:letter-spacing="normal" style:font-relief="none"/>
    </style:style>
    <style:style style:name="gr23" style:family="graphic">
      <style:graphic-properties draw:auto-grow-width="false" draw:auto-grow-height="false"/>
    </style:style>
    <style:style style:name="pr24" style:family="presentation">
      <style:graphic-properties draw:stroke="none" draw:fill="none"/>
    </style:style>
    <style:style style:name="gr25" style:family="graphic">
      <style:graphic-properties draw:stroke="none" draw:textarea-vertical-align="middle" fo:wrap-option="no-wrap" fo:padding-top="0cm" fo:padding-bottom="0cm" fo:padding-left="0cm" fo:padding-right="0cm" draw:fill="solid" draw:fill-color="#d34817"/>
    </style:style>
    <style:style style:name="P26" style:family="paragraph">
      <style:paragraph-properties fo:line-height="100%" fo:text-align="center" fo:margin-left="0cm" fo:margin-right="0cm" fo:text-indent="0cm" fo:margin-top="0cm" fo:margin-bottom="0cm"/>
    </style:style>
    <style:style style:name="T27" style:family="text">
      <style:text-properties fo:color="#ffffff" style:text-outline="false" style:text-position="0% 100%" fo:font-family="'Arial'" style:font-family-asian="'Arial'" style:font-family-complex="'Arial'" fo:font-size="14pt" fo:letter-spacing="normal" style:font-relief="none"/>
    </style:style>
    <style:style style:name="gp37" style:family="drawing-page">
      <style:drawing-page-properties draw:fill="bitmap" draw:fill-image-name="Img0" style:repeat="repeat" draw:fill-image-width="0.413900271438238cm" draw:fill-image-height="0.0258687669648899cm" draw:fill-image-ref-point-x="0%" draw:fill-image-ref-point-y="0%" draw:fill-image-ref-point="top-left" presentation:background-objects-visible="false" presentation:display-header="false" presentation:display-footer="false" presentation:display-page-number="false" presentation:display-date-time="false"/>
    </style:style>
    <style:style style:name="gr28" style:family="graphic">
      <style:graphic-properties draw:stroke="none" draw:auto-grow-width="false" draw:auto-grow-height="false" draw:fill="none"/>
    </style:style>
    <style:style style:name="pr29" style:family="presentation">
      <style:graphic-properties draw:stroke="none" draw:fill="solid" draw:fill-color="#ffffff"/>
    </style:style>
    <style:style style:name="gr30" style:family="graphic">
      <style:graphic-properties draw:stroke="solid" svg:stroke-width="0.0176377952755906cm" svg:stroke-color="#000000" draw:auto-grow-height="false" draw:textarea-vertical-align="middle" fo:wrap-option="wrap" draw:fill="solid" draw:fill-color="#ffffff"/>
    </style:style>
    <style:style style:name="gr31" style:family="graphic">
      <style:graphic-properties draw:auto-grow-width="false" draw:auto-grow-height="false"/>
    </style:style>
    <style:style style:name="pr32" style:family="presentation">
      <style:graphic-properties draw:stroke="none" fo:wrap-option="wrap" draw:fill="none"/>
    </style:style>
    <style:style style:name="P33" style:family="paragraph">
      <style:paragraph-properties fo:line-height="100%" fo:text-align="center" fo:margin-left="0cm" fo:margin-right="0cm" fo:text-indent="0cm" fo:margin-top="0.204598431925135cm" fo:margin-bottom="0cm"/>
    </style:style>
    <style:style style:name="T34" style:family="text">
      <style:text-properties fo:color="#696464" style:text-outline="false" style:text-position="0% 100%" fo:font-family="'Arial'" style:font-family-asian="'Arial'" style:font-family-complex="'Arial'" fo:font-size="26pt" fo:letter-spacing="normal" style:font-relief="none"/>
    </style:style>
    <style:style style:name="gr35" style:family="graphic">
      <style:graphic-properties draw:auto-grow-width="false" draw:auto-grow-height="false"/>
    </style:style>
    <style:style style:name="pr36" style:family="presentation">
      <style:graphic-properties draw:stroke="none" fo:wrap-option="wrap" draw:fill="none"/>
    </style:style>
    <style:style style:name="P37" style:family="paragraph">
      <style:paragraph-properties fo:line-height="100%" fo:text-align="right" fo:margin-left="0cm" fo:margin-right="0cm" fo:text-indent="0cm" fo:margin-top="0cm" fo:margin-bottom="0cm"/>
    </style:style>
    <style:style style:name="T38" style:family="text">
      <style:text-properties fo:color="#696464" style:text-outline="false" style:text-position="0% 100%" fo:font-family="'Arial'" style:font-family-asian="'Arial'" style:font-family-complex="'Arial'" fo:font-size="14pt" fo:letter-spacing="normal" style:font-relief="none"/>
    </style:style>
    <style:style style:name="gr39" style:family="graphic">
      <style:graphic-properties draw:auto-grow-width="false" draw:auto-grow-height="false"/>
    </style:style>
    <style:style style:name="pr40" style:family="presentation">
      <style:graphic-properties draw:stroke="none" fo:wrap-option="no-wrap" fo:padding-top="0cm" fo:padding-bottom="0cm" fo:padding-left="0cm" fo:padding-right="0cm" draw:fill="solid" draw:fill-color="#d34817"/>
    </style:style>
    <style:style style:name="P41" style:family="paragraph">
      <style:paragraph-properties fo:line-height="100%" fo:text-align="center" fo:margin-left="0cm" fo:margin-right="0cm" fo:text-indent="0cm" fo:margin-top="0cm" fo:margin-bottom="0cm"/>
    </style:style>
    <style:style style:name="T42" style:family="text">
      <style:text-properties fo:color="#ffffff" style:text-outline="false" style:text-position="0% 100%" fo:font-family="'Arial'" style:font-family-asian="'Arial'" style:font-family-complex="'Arial'" fo:font-size="14pt" fo:letter-spacing="normal" style:font-relief="none"/>
    </style:style>
    <style:style style:name="gr43" style:family="graphic">
      <style:graphic-properties draw:stroke="none" draw:auto-grow-width="false" draw:auto-grow-height="false" draw:fill="none"/>
    </style:style>
    <style:style style:name="pr44" style:family="presentation">
      <style:graphic-properties draw:stroke="none" draw:fill="solid" draw:fill-color="#d34817"/>
    </style:style>
    <style:style style:name="gr45" style:family="graphic">
      <style:graphic-properties draw:stroke="none" draw:auto-grow-width="false" draw:auto-grow-height="false" draw:fill="none"/>
    </style:style>
    <style:style style:name="pr46" style:family="presentation">
      <style:graphic-properties draw:stroke="none" draw:fill="solid" draw:fill-color="#e6b1ab"/>
    </style:style>
    <style:style style:name="gr47" style:family="graphic">
      <style:graphic-properties draw:stroke="none" draw:auto-grow-width="false" draw:auto-grow-height="false" draw:fill="none"/>
    </style:style>
    <style:style style:name="pr48" style:family="presentation">
      <style:graphic-properties draw:stroke="none" draw:fill="solid" draw:fill-color="#918485"/>
    </style:style>
    <style:style style:name="gr49" style:family="graphic">
      <style:graphic-properties draw:auto-grow-width="false" draw:auto-grow-height="false"/>
    </style:style>
    <style:style style:name="pr50" style:family="presentation">
      <style:graphic-properties draw:stroke="none" draw:textarea-vertical-align="middle" fo:wrap-option="wrap" draw:fill="none"/>
    </style:style>
    <style:style style:name="P51" style:family="paragraph">
      <style:paragraph-properties fo:line-height="100%" fo:text-align="center" fo:margin-left="0cm" fo:margin-right="0cm" fo:text-indent="0cm" fo:margin-top="0cm" fo:margin-bottom="0cm"/>
    </style:style>
    <style:style style:name="T52" style:family="text">
      <style:text-properties fo:color="#ffffff" style:text-outline="false" style:text-position="0% 100%" fo:font-family="'Arial'" style:font-family-asian="'Arial'" style:font-family-complex="'Arial'" fo:font-size="40pt" fo:letter-spacing="normal" style:font-relief="none"/>
    </style:style>
  </office:automatic-styles>
  <office:master-styles>
    <style:master-page style:name="Master1-Slide" style:page-layout-name="pageLayout1" draw:style-name="gp3">
      <style:header/>
      <style:footer/>
      <draw:frame draw:style-name="gr0" presentation:style-name="pr1" svg:x="0cm" svg:y="0cm" svg:width="25.3984251968504cm" svg:height="19.0488188976378cm">
        <draw:text-box/>
      </draw:frame>
      <draw:custom-shape svg:x="0.177789277805118cm" svg:y="0.193751999261811cm" svg:width="25.035593011811cm" svg:height="18.5916464689961cm" draw:style-name="gr2">
        <draw:enhanced-geometry draw:type="round-rectangle" svg:viewBox="0 0 21600 21600" draw:enhanced-path="M ?f7 0 X 0 ?f8 L 0 ?f9 Y ?f7 21600 L ?f10 21600 X 21600 ?f9 L 21600 ?f8 Y ?f10 0 Z N" draw:path-stretchpoint-x="10800" draw:path-stretchpoint-y="10800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style-name="gr3" presentation:style-name="pr4" svg:x="2.53984251968504cm" svg:y="0.76283599132628cm" svg:width="21.5886614173228cm" svg:height="3.1748031496063cm" presentation:class="title" presentation:placeholder="true">
        <draw:text-box>
          <text:p text:style-name="P5"><text:span text:style-name="T6">Click to edit Master title style</text:span></text:p>
        </draw:text-box>
      </draw:frame>
      <draw:frame draw:style-name="gr7" presentation:style-name="pr8" svg:x="2.53984251968504cm" svg:y="4.02141732283465cm" svg:width="21.5886614173228cm" svg:height="12.6992125984252cm" presentation:class="outline" presentation:placeholder="true">
        <draw:text-box>
          <text:list text:style-name="L9">
            <text:list-item>
              <text:p text:style-name="P9"><text:span text:style-name="T10">Click to edit Master text styles</text:span></text:p>
              <text:list text:style-name="L11">
                <text:list-item/>
                <text:list-item>
                  <text:list text:style-name="L11">
                    <text:list-item>
                      <text:p text:style-name="P11"><text:span text:style-name="T12">Second level</text:span></text:p>
                    </text:list-item>
                  </text:list>
                  <text:list text:style-name="L13">
                    <text:list-item/>
                    <text:list-item>
                      <text:list text:style-name="L13">
                        <text:list-item>
                          <text:p text:style-name="P13"><text:span text:style-name="T14">Third level</text:span></text:p>
                        </text:list-item>
                      </text:list>
                      <text:list text:style-name="L15">
                        <text:list-item/>
                        <text:list-item>
                          <text:list text:style-name="L15">
                            <text:list-item>
                              <text:p text:style-name="P15"><text:span text:style-name="T16">Fourth level</text:span></text:p>
                            </text:list-item>
                          </text:list>
                          <text:list text:style-name="L17">
                            <text:list-item/>
                            <text:list-item>
                              <text:list text:style-name="L17">
                                <text:list-item>
                                  <text:p text:style-name="P17"><text:span text:style-name="T18">Fif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9" presentation:style-name="pr20" svg:x="17.143937007874cm" svg:y="17.1968503937008cm" svg:width="6.87874015748032cm" svg:height="1.32283464566929cm" presentation:class="date-time" presentation:placeholder="true">
        <draw:text-box>
          <text:p text:style-name="P21"><text:span text:style-name="T22">16-Jun-20</text:span></text:p>
        </draw:text-box>
      </draw:frame>
      <draw:frame draw:style-name="gr23" presentation:style-name="pr24" svg:x="2.53984251968504cm" svg:y="17.143937007874cm" svg:width="11.0059842519685cm" svg:height="1.26992125984252cm" presentation:class="footer" presentation:placeholder="true">
        <draw:text-box/>
      </draw:frame>
      <draw:ellipse svg:x="0.40637481929749cm" svg:y="17.2497637795276cm" svg:width="1.26992125984252cm" svg:height="1.26992125984252cm" draw:style-name="gr25">
        <text:p text:style-name="P26"><text:span text:style-name="T27">‹#›</text:span></text:p>
      </draw:ellipse>
    </style:master-page>
    <style:master-page style:name="Master1-Layout1-title-Title-Slide" style:page-layout-name="pageLayout1" draw:style-name="gp37">
      <style:header/>
      <style:footer/>
      <draw:frame draw:style-name="gr28" presentation:style-name="pr29" svg:x="0cm" svg:y="0cm" svg:width="25.3984251968504cm" svg:height="19.0488188976378cm">
        <draw:text-box/>
      </draw:frame>
      <draw:custom-shape svg:x="0.181413939468504cm" svg:y="0.193751999261811cm" svg:width="25.035593011811cm" svg:height="18.5882941683071cm" draw:style-name="gr30">
        <draw:enhanced-geometry draw:type="round-rectangle" svg:viewBox="0 0 21600 21600" draw:enhanced-path="M ?f7 0 X 0 ?f8 L 0 ?f9 Y ?f7 21600 L ?f10 21600 X 21600 ?f9 L 21600 ?f8 Y ?f10 0 Z N" draw:path-stretchpoint-x="10800" draw:path-stretchpoint-y="10800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style-name="gr31" presentation:style-name="pr32" svg:x="3.59811023622047cm" svg:y="8.88944881889764cm" svg:width="17.7788976377953cm" svg:height="4.44472440944882cm" presentation:class="subtitle" presentation:placeholder="true">
        <draw:text-box>
          <text:p text:style-name="P33"><text:span text:style-name="T34">Click to edit Master subtitle style</text:span></text:p>
        </draw:text-box>
      </draw:frame>
      <draw:frame draw:style-name="gr35" presentation:style-name="pr36" svg:x="17.143937007874cm" svg:y="17.1968503937008cm" svg:width="6.87874015748032cm" svg:height="1.32283464566929cm" presentation:class="date-time" presentation:placeholder="true">
        <draw:text-box>
          <text:p text:style-name="P37"><text:span text:style-name="T38">16-Jun-20</text:span></text:p>
        </draw:text-box>
      </draw:frame>
      <draw:frame draw:style-name="gr39" presentation:style-name="pr40" svg:x="0.40637481929749cm" svg:y="17.2497637795276cm" svg:width="1.26992125984252cm" svg:height="1.26992125984252cm" presentation:class="page-number" presentation:placeholder="true">
        <draw:text-box>
          <text:p text:style-name="P41"><text:span text:style-name="T42">‹#›</text:span></text:p>
        </draw:text-box>
      </draw:frame>
      <draw:frame draw:style-name="gr43" presentation:style-name="pr44" svg:x="0.174797613188976cm" svg:y="4.0255920890748cm" svg:width="25.0582710999016cm" svg:height="4.24237312376968cm">
        <draw:text-box/>
      </draw:frame>
      <draw:frame draw:style-name="gr45" presentation:style-name="pr46" svg:x="0.174797613188976cm" svg:y="3.87953717089075cm" svg:width="25.0582710999016cm" svg:height="0.334923662801427cm">
        <draw:text-box/>
      </draw:frame>
      <draw:frame draw:style-name="gr47" presentation:style-name="pr48" svg:x="0.174797613188976cm" svg:y="8.26795660063976cm" svg:width="25.0582710999016cm" svg:height="0.307014299527867cm">
        <draw:text-box/>
      </draw:frame>
      <draw:frame draw:style-name="gr49" presentation:style-name="pr50" svg:x="1.26992125984252cm" svg:y="4.18287947527067cm" svg:width="22.8585826771654cm" svg:height="4.08314960629921cm" presentation:class="title" presentation:placeholder="true">
        <draw:text-box>
          <text:p text:style-name="P51"><text:span text:style-name="T52">Click to edit Master title style</text:span></text:p>
        </draw:text-box>
      </draw:frame>
    </style:master-page>
  </office:master-styles>
</office:document-styles>
</file>

<file path=meta.xml><?xml version="1.0" encoding="utf-8"?>
<office:document-meta xmlns:ooo="http://openoffice.org/2004/office" xmlns:officeooo="http://openoffice.org/2009/office"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Zamzar</meta:generator>
    <dc:title>asdfa</dc:title>
    <meta:initial-creator>Windows User</meta:initial-creator>
    <dc:creator>Zamzar</dc:creator>
    <meta:creation-date>2020-06-16T09:28:15.0000000Z</meta:creation-date>
    <dc:date>2020-06-16T09:28:30.0000000Z</dc:date>
    <meta:print-date>0001-01-01T00:00:00.0000000</meta:print-date>
    <meta:editing-cycles>1</meta:editing-cycles>
    <meta:editing-duration>PT0H0M0S</meta:editing-duration>
  </office:meta>
</office:document-meta>
</file>